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f6d9a" officeooo:paragraph-rsid="001f6d9a"/>
    </style:style>
    <style:style style:name="P2" style:family="paragraph" style:parent-style-name="Standard">
      <style:paragraph-properties fo:text-align="center" style:justify-single-word="false"/>
      <style:text-properties style:font-name="Arial" fo:font-size="14pt" fo:font-weight="bold" officeooo:paragraph-rsid="001f6d9a" style:font-size-asian="14pt" style:font-weight-asian="bold" style:font-size-complex="14pt" style:font-weight-complex="bold"/>
    </style:style>
    <style:style style:name="P3" style:family="paragraph" style:parent-style-name="Standard">
      <style:paragraph-properties fo:text-align="start" style:justify-single-word="false"/>
      <style:text-properties officeooo:paragraph-rsid="001f6d9a"/>
    </style:style>
    <style:style style:name="P4" style:family="paragraph" style:parent-style-name="Standard">
      <style:paragraph-properties fo:text-align="start" style:justify-single-word="false"/>
      <style:text-properties fo:font-weight="bold" officeooo:rsid="001f6d9a" officeooo:paragraph-rsid="001f6d9a" style:font-weight-asian="bold" style:font-weight-complex="bold"/>
    </style:style>
    <style:style style:name="P5" style:family="paragraph" style:parent-style-name="Standard">
      <style:paragraph-properties fo:text-align="start" style:justify-single-word="false"/>
      <style:text-properties fo:font-weight="bold" officeooo:rsid="0020811e" officeooo:paragraph-rsid="0020811e" style:font-weight-asian="bold" style:font-weight-complex="bold"/>
    </style:style>
    <style:style style:name="P6" style:family="paragraph" style:parent-style-name="Standard">
      <style:paragraph-properties fo:text-align="start" style:justify-single-word="false"/>
      <style:text-properties fo:font-weight="normal" officeooo:rsid="001f6d9a" officeooo:paragraph-rsid="001f6d9a" style:font-weight-asian="normal" style:font-weight-complex="normal"/>
    </style:style>
    <style:style style:name="P7" style:family="paragraph" style:parent-style-name="Standard">
      <style:paragraph-properties fo:text-align="start" style:justify-single-word="false"/>
      <style:text-properties fo:font-weight="normal" officeooo:rsid="0020811e" officeooo:paragraph-rsid="0020811e" style:font-weight-asian="normal" style:font-weight-complex="normal"/>
    </style:style>
    <style:style style:name="P8" style:family="paragraph" style:parent-style-name="Standard" style:list-style-name="L1">
      <style:paragraph-properties fo:text-align="start" style:justify-single-word="false"/>
      <style:text-properties officeooo:paragraph-rsid="001f6d9a"/>
    </style:style>
    <style:style style:name="P9" style:family="paragraph" style:parent-style-name="Standard" style:list-style-name="L2">
      <style:paragraph-properties fo:text-align="start" style:justify-single-word="false"/>
      <style:text-properties fo:font-weight="normal" officeooo:rsid="001f6d9a" officeooo:paragraph-rsid="001f6d9a" style:font-weight-asian="normal" style:font-weight-complex="normal"/>
    </style:style>
    <style:style style:name="P10" style:family="paragraph" style:parent-style-name="Standard" style:list-style-name="L3">
      <style:paragraph-properties fo:text-align="start" style:justify-single-word="false"/>
      <style:text-properties fo:font-weight="normal" officeooo:rsid="0020811e" officeooo:paragraph-rsid="0020811e" style:font-weight-asian="normal" style:font-weight-complex="normal"/>
    </style:style>
    <style:style style:name="P11" style:family="paragraph" style:parent-style-name="Standard">
      <style:paragraph-properties fo:text-align="start" style:justify-single-word="false"/>
      <style:text-properties fo:font-weight="bold" officeooo:rsid="0020811e" officeooo:paragraph-rsid="0020ac7f" style:font-weight-asian="bold" style:font-weight-complex="bold"/>
    </style:style>
    <style:style style:name="P12" style:family="paragraph" style:parent-style-name="Standard">
      <style:text-properties officeooo:rsid="0020ac7f" officeooo:paragraph-rsid="0020ac7f"/>
    </style:style>
    <style:style style:name="T1" style:family="text">
      <style:text-properties officeooo:rsid="001f6d9a"/>
    </style:style>
    <style:style style:name="T2" style:family="text">
      <style:text-properties style:font-name="Arial" fo:font-size="12pt" fo:font-weight="normal" officeooo:rsid="001f6d9a" style:font-size-asian="10.5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weight="bold" officeooo:rsid="001f6d9a" style:font-weight-asian="bold" style:font-weight-complex="bold"/>
    </style:style>
    <style:style style:name="T5" style:family="text">
      <style:text-properties officeooo:rsid="0020811e"/>
    </style:style>
    <style:style style:name="T6" style:family="text">
      <style:text-properties officeooo:rsid="0020ac7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achine Translation – </text:span>Karlsruhe Institute of Technology – <text:span text:style-name="T1">Week 1</text:span></text:p>
      <text:p text:style-name="P2"/>
      <text:p text:style-name="P3"><text:span text:style-name="T2">Machine Translation </text:span>is a sub-field of computational linguistics that investigates the use of software to translate text or speech from one language to another. </text:p>
      <text:p text:style-name="P3"/>
      <text:p text:style-name="P1">MT generally occurs in two ways:</text:p>
      <text:p text:style-name="P1"/>
      <text:list xml:id="list3312890657" text:style-name="L1">
        <text:list-item>
          <text:p text:style-name="P8"><text:span text:style-name="T4">Consecutive translation</text:span><text:span text:style-name="T1"> </text:span>which means that one person speaks something in one language, it gets translated, and the other person hears it in their language, and then after that, they can react in their language and translate something back to the first person <text:span text:style-name="T1">(time consuming).</text:span></text:p>
        </text:list-item>
        <text:list-item>
          <text:p text:style-name="P8"><text:span text:style-name="T4">S</text:span><text:span text:style-name="T3">imultaneous translation</text:span>, translation is done simultaneously, while the speaker is still speaking and producing more sentences as input. </text:p>
        </text:list-item>
      </text:list>
      <text:p text:style-name="P3"/>
      <text:p text:style-name="P1">MT developed -1950s particularily during and after WW2 as a means of code breaking (treating languages as code) and due to globalization. </text:p>
      <text:p text:style-name="P1"/>
      <text:p text:style-name="P4">Levels of Abstraction:</text:p>
      <text:p text:style-name="P4"/>
      <text:p text:style-name="P6">Translation can be performed at different levels of linguistic abstraction:</text:p>
      <text:p text:style-name="P6"/>
      <text:list xml:id="list1920178680" text:style-name="L2">
        <text:list-item>
          <text:p text:style-name="P9">Direct (no abstraction)</text:p>
        </text:list-item>
        <text:list-item>
          <text:p text:style-name="P9">Syntactic transfer <text:span text:style-name="T5">(low meaning transger)</text:span></text:p>
        </text:list-item>
        <text:list-item>
          <text:p text:style-name="P9">Semantic transfer <text:span text:style-name="T5">(high meaning transfer)</text:span></text:p>
        </text:list-item>
        <text:list-item>
          <text:p text:style-name="P9">Interlingua <text:span text:style-name="T5">(get sentence meaning and try to replicate in target language)</text:span></text:p>
        </text:list-item>
      </text:list>
      <text:p text:style-name="P6"/>
      <text:p text:style-name="P5">Approaches to MT Translation:</text:p>
      <text:p text:style-name="P7"/>
      <text:list xml:id="list3205841948" text:style-name="L3">
        <text:list-item>
          <text:p text:style-name="P10">Dictionary Lookup</text:p>
        </text:list-item>
        <text:list-item>
          <text:p text:style-name="P10">Rule Based Translation</text:p>
        </text:list-item>
        <text:list-item>
          <text:p text:style-name="P10">Example Based Translation (data driven, <text:s/>machine learning, needs large corpus of languages)</text:p>
        </text:list-item>
        <text:list-item>
          <text:p text:style-name="P10">Statistical Translation (data driven, <text:s/>machine learning, needs large corpus of languages)</text:p>
        </text:list-item>
        <text:list-item>
          <text:p text:style-name="P10">Neural Translation (data driven, <text:s/>machine learning, needs large corpus of languages)</text:p>
        </text:list-item>
      </text:list>
      <text:p text:style-name="P7"/>
      <text:p text:style-name="P11"><text:span text:style-name="T6">Applications</text:span> <text:span text:style-name="T6">of</text:span> MT Translation:</text:p>
      <text:p text:style-name="P1"/>
      <text:p text:style-name="P12">Use the BLEU scoring system to measure accuarcy of translation. Neural seems to be best atm, followed by statistical, followed by rule based.</text:p>
      <text:p text:style-name="P12"/>
      <text:p text:style-name="P12">This course focus on written translation. In order to do speech, one would also have to implement speech recognition and speech synthesis. Also when front end system reads speech, needs to remove utterances that are not useful (uh, em, ah etc) and also add in punctuation (through machine learning and AI)</text:p>
      <text:p text:style-name="P12"/>
      <text:p text:style-name="P12">While translating speech and text, we need to account for register and tone, and translate appropriatel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22:10:00.348000000</meta:creation-date>
    <dc:date>2022-04-05T17:43:47.821000000</dc:date>
    <meta:editing-duration>PT9M14S</meta:editing-duration>
    <meta:editing-cycles>2</meta:editing-cycles>
    <meta:generator>LibreOffice/7.0.5.2$Windows_X86_64 LibreOffice_project/64390860c6cd0aca4beafafcfd84613dd9dfb63a</meta:generator>
    <meta:document-statistic meta:table-count="0" meta:image-count="0" meta:object-count="0" meta:page-count="1" meta:paragraph-count="22" meta:word-count="307" meta:character-count="2018" meta:non-whitespace-character-count="1736"/>
  </office:meta>
</office:document-meta>
</file>